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Nimbus Mono L" fo:font-size="10pt" officeooo:rsid="001bbe57" officeooo:paragraph-rsid="001bbe57" style:font-size-asian="10pt" style:font-size-complex="10pt"/>
    </style:style>
    <style:style style:name="P2" style:family="paragraph" style:parent-style-name="Standard" style:list-style-name="L1">
      <style:text-properties style:font-name="Nimbus Mono L" fo:font-size="10pt" officeooo:rsid="001bbe57" officeooo:paragraph-rsid="001c6707" style:font-size-asian="10pt" style:font-size-complex="10pt"/>
    </style:style>
    <style:style style:name="P3" style:family="paragraph" style:parent-style-name="Standard" style:list-style-name="L1">
      <style:text-properties style:font-name="Nimbus Mono L" fo:font-size="10pt" officeooo:rsid="001c6707" officeooo:paragraph-rsid="001c6707" style:font-size-asian="10pt" style:font-size-complex="10pt"/>
    </style:style>
    <style:style style:name="P4" style:family="paragraph" style:parent-style-name="Standard" style:list-style-name="L1">
      <style:text-properties style:font-name="Nimbus Mono L" fo:font-size="10pt" officeooo:rsid="001e7ddc" officeooo:paragraph-rsid="001e7ddc" style:font-size-asian="10pt" style:font-size-complex="10pt"/>
    </style:style>
    <style:style style:name="P5" style:family="paragraph" style:parent-style-name="Standard">
      <style:text-properties style:font-name="Nimbus Mono L" fo:font-size="10pt" officeooo:rsid="001e7ddc" officeooo:paragraph-rsid="001e7ddc" style:font-size-asian="10pt" style:font-size-complex="10pt"/>
    </style:style>
    <style:style style:name="P6" style:family="paragraph" style:parent-style-name="Standard">
      <style:text-properties fo:font-size="10pt" officeooo:rsid="0018a23b" officeooo:paragraph-rsid="0018a23b" style:font-size-asian="10pt" style:font-size-complex="10pt"/>
    </style:style>
    <style:style style:name="P7" style:family="paragraph" style:parent-style-name="Standard" style:list-style-name="L1">
      <style:text-properties fo:font-size="10pt" officeooo:rsid="0018a23b" officeooo:paragraph-rsid="0018a23b" style:font-size-asian="10pt" style:font-size-complex="10pt"/>
    </style:style>
    <style:style style:name="P8" style:family="paragraph" style:parent-style-name="Standard">
      <style:text-properties fo:font-size="10pt" officeooo:rsid="00167cc5" officeooo:paragraph-rsid="00167cc5" style:font-size-asian="10pt" style:font-size-complex="10pt"/>
    </style:style>
    <style:style style:name="P9" style:family="paragraph" style:parent-style-name="Standard" style:list-style-name="L1">
      <style:text-properties fo:font-size="10pt" officeooo:paragraph-rsid="0018a23b" style:font-size-asian="10pt" style:font-size-complex="10pt"/>
    </style:style>
    <style:style style:name="P10" style:family="paragraph" style:parent-style-name="Standard" style:list-style-name="L1">
      <style:text-properties fo:font-size="10pt" officeooo:rsid="00190cd0" officeooo:paragraph-rsid="00190cd0" style:font-size-asian="10pt" style:font-size-complex="10pt"/>
    </style:style>
    <style:style style:name="P11" style:family="paragraph" style:parent-style-name="Standard" style:list-style-name="L1">
      <style:text-properties fo:font-size="10pt" officeooo:rsid="001a0746" officeooo:paragraph-rsid="001a0746" style:font-size-asian="10pt" style:font-size-complex="10pt"/>
    </style:style>
    <style:style style:name="P12" style:family="paragraph" style:parent-style-name="Standard" style:list-style-name="L1">
      <style:text-properties fo:font-size="10pt" officeooo:rsid="001bbe57" officeooo:paragraph-rsid="001bbe57" style:font-size-asian="10pt" style:font-size-complex="10pt"/>
    </style:style>
    <style:style style:name="P13" style:family="paragraph" style:parent-style-name="Standard" style:list-style-name="L1">
      <style:text-properties fo:font-size="10pt" officeooo:rsid="001e7ddc" officeooo:paragraph-rsid="001e7ddc" style:font-size-asian="10pt" style:font-size-complex="10pt"/>
    </style:style>
    <style:style style:name="P14" style:family="paragraph" style:parent-style-name="Standard" style:list-style-name="L1">
      <style:text-properties fo:font-size="10pt" officeooo:rsid="00212209" officeooo:paragraph-rsid="00212209" style:font-size-asian="10pt" style:font-size-complex="10pt"/>
    </style:style>
    <style:style style:name="P15" style:family="paragraph" style:parent-style-name="Standard" style:list-style-name="L1">
      <style:text-properties fo:font-size="10pt" officeooo:rsid="0021f965" officeooo:paragraph-rsid="0021f965" style:font-size-asian="10pt" style:font-size-complex="10pt"/>
    </style:style>
    <style:style style:name="P16" style:family="paragraph" style:parent-style-name="Standard" style:list-style-name="L1">
      <style:text-properties fo:font-size="10pt" officeooo:rsid="0022b3ce" officeooo:paragraph-rsid="0022b3ce" style:font-size-asian="10pt" style:font-size-complex="10pt"/>
    </style:style>
    <style:style style:name="P17" style:family="paragraph" style:parent-style-name="Standard" style:list-style-name="L1">
      <style:text-properties fo:font-size="10pt" officeooo:rsid="0022b3ce" officeooo:paragraph-rsid="0024b18f" style:font-size-asian="10pt" style:font-size-complex="10pt"/>
    </style:style>
    <style:style style:name="P18" style:family="paragraph" style:parent-style-name="Standard" style:list-style-name="L1">
      <style:text-properties fo:font-size="10pt" officeooo:rsid="002e9951" officeooo:paragraph-rsid="002e9951" style:font-size-asian="10pt" style:font-size-complex="10pt"/>
    </style:style>
    <style:style style:name="P19" style:family="paragraph" style:parent-style-name="Standard" style:list-style-name="L1">
      <style:text-properties fo:font-size="10pt" fo:font-weight="bold" officeooo:rsid="001bbe57" officeooo:paragraph-rsid="001bbe57" style:font-size-asian="10pt" style:font-weight-asian="bold" style:font-size-complex="10pt" style:font-weight-complex="bold"/>
    </style:style>
    <style:style style:name="P20" style:family="paragraph" style:parent-style-name="Standard" style:list-style-name="L1">
      <style:text-properties style:font-name="Liberation Mono" fo:font-size="10pt" officeooo:rsid="001bbe57" officeooo:paragraph-rsid="001c6707" style:font-size-asian="10pt" style:font-size-complex="10pt"/>
    </style:style>
    <style:style style:name="P21" style:family="paragraph" style:parent-style-name="Standard" style:list-style-name="L1">
      <style:text-properties style:font-name="Liberation Mono" fo:font-size="10pt" officeooo:rsid="001c6707" officeooo:paragraph-rsid="001c6707" style:font-size-asian="10pt" style:font-size-complex="10pt"/>
    </style:style>
    <style:style style:name="P22" style:family="paragraph" style:parent-style-name="Standard" style:list-style-name="L1">
      <style:text-properties style:font-name="Liberation Mono" fo:font-size="10pt" officeooo:rsid="001e7ddc" officeooo:paragraph-rsid="001e7ddc" style:font-size-asian="10pt" style:font-size-complex="10pt"/>
    </style:style>
    <style:style style:name="P23" style:family="paragraph" style:parent-style-name="Standard" style:list-style-name="L1">
      <style:text-properties officeooo:rsid="0029a619" officeooo:paragraph-rsid="0029a619"/>
    </style:style>
    <style:style style:name="P24" style:family="paragraph" style:parent-style-name="Standard" style:list-style-name="L1">
      <style:text-properties officeooo:rsid="002da9d4" officeooo:paragraph-rsid="002da9d4"/>
    </style:style>
    <style:style style:name="T1" style:family="text">
      <style:text-properties officeooo:rsid="0018a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26626a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3dd8f" style:font-style-asian="normal" style:font-style-complex="normal"/>
    </style:style>
    <style:style style:name="T6" style:family="text">
      <style:text-properties fo:font-style="normal" officeooo:rsid="0024b18f" style:font-style-asian="normal" style:font-style-complex="normal"/>
    </style:style>
    <style:style style:name="T7" style:family="text">
      <style:text-properties fo:font-style="normal" officeooo:rsid="0024ce54" style:font-style-asian="normal" style:font-style-complex="normal"/>
    </style:style>
    <style:style style:name="T8" style:family="text">
      <style:text-properties fo:font-style="normal" officeooo:rsid="0027eeaf" style:font-style-asian="normal" style:font-style-complex="normal"/>
    </style:style>
    <style:style style:name="T9" style:family="text">
      <style:text-properties fo:font-style="normal" officeooo:rsid="0028e767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6707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10pt" officeooo:rsid="001fd509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es/Questions (and sometimes answers) regarding alfven_stats_3.pro</text:p>
      <text:p text:style-name="P8">09/<text:span text:style-name="T1">20/2014</text:span></text:p>
      <text:list xml:id="list151903934442682578" text:style-name="L1">
        <text:list-item>
          <text:p text:style-name="P18">What defines a current interval?</text:p>
        </text:list-item>
        <text:list-item>
          <text:p text:style-name="P18"/>
        </text:list-item>
        <text:list-item>
          <text:p text:style-name="P9"><text:span text:style-name="T1">What decides which events are kept?</text:span></text:p>
          <text:list>
            <text:list-item>
              <text:p text:style-name="P7">We know that the ratio of E/B and the Alfvén speed does <text:span text:style-name="T2">not</text:span><text:span text:style-name="T4"> serve as a discriminant, since we don't have access to the alfven_speed_mlt routine</text:span></text:p>
            </text:list-item>
            <text:list-item>
              <text:p text:style-name="P7"><text:span text:style-name="T4">line ~122-126, removes infinite and NaN electron flux, as well as zero electron flux</text:span></text:p>
              <text:list>
                <text:list-item>
                  <text:p text:style-name="P13">Similar fo JEe, Ji, JEi, </text:p>
                </text:list-item>
              </text:list>
            </text:list-item>
            <text:list-item>
              <text:p text:style-name="P10"><text:span text:style-name="T4">line 150:All data from latitudes below Holzworth/Meng auroral oval are removed</text:span></text:p>
            </text:list-item>
            <text:list-item>
              <text:p text:style-name="P14"><text:span text:style-name="T4">line ~782,~661: if the ratio of electron current from ESA and current derived from delta_b are less than 'esa_j_delta_bj_ratio_threshold', the FAC gets dropped</text:span></text:p>
            </text:list-item>
            <text:list-item>
              <text:p text:style-name="P15"><text:span text:style-name="T4">line ~786: if electron </text:span><text:span text:style-name="T2">energy</text:span><text:span text:style-name="T4"> flux is less than 'electron_eflux_ionos_threshold' [=0.2 ergs/cm^2], the FAC is dropped</text:span></text:p>
            </text:list-item>
            <text:list-item>
              <text:p text:style-name="P16"><text:span text:style-name="T4">line 933: if </text:span><text:span text:style-name="T5">max </text:span><text:span text:style-name="T4">delta_b </text:span><text:span text:style-name="T5">[largest – smallest observed B]</text:span><text:span text:style-name="T4"> in FAC interval is less than 'delta_b_treshold' [=5.0 nT], FAC gets dropped</text:span></text:p>
            </text:list-item>
            <text:list-item>
              <text:p text:style-name="P17"><text:span text:style-name="T4">line 9</text:span><text:span text:style-name="T6">45</text:span><text:span text:style-name="T4">: if </text:span><text:span text:style-name="T5">max </text:span><text:span text:style-name="T4">delta_</text:span><text:span text:style-name="T7">e</text:span><text:span text:style-name="T4"> </text:span><text:span text:style-name="T5">[largest – smallest observed </text:span><text:span text:style-name="T3">'e_field_smooth'</text:span><text:span text:style-name="T5">]</text:span><text:span text:style-name="T4"> in FAC interval is less than 'delta_</text:span><text:span text:style-name="T8">e</text:span><text:span text:style-name="T4">_treshold' [=</text:span><text:span text:style-name="T9">10</text:span><text:span text:style-name="T4">.0 </text:span><text:span text:style-name="T9">mV/m</text:span><text:span text:style-name="T4">], FAC gets dropped</text:span></text:p>
            </text:list-item>
          </text:list>
        </text:list-item>
      </text:list>
      <text:p text:style-name="P6"/>
      <text:p text:style-name="P8"/>
      <text:p text:style-name="P8"/>
      <text:list xml:id="list162125343291854" text:continue-numbering="true" text:style-name="L1">
        <text:list-item>
          <text:p text:style-name="P11">Unresolved questions I have:</text:p>
          <text:list>
            <text:list-item>
              <text:p text:style-name="P11">Line 155: “;Use the electron data to define the time ranges for this orbit”</text:p>
              <text:list>
                <text:list-item>
                  <text:p text:style-name="P11">How does this work? The discriminator for defining a gap point is whether Je [elec flux] is GT 10...</text:p>
                </text:list-item>
              </text:list>
            </text:list-item>
            <text:list-item>
              <text:p text:style-name="P12">Lines 399-405, dealing with the unknown 'get_2dt_ts_pot' function</text:p>
              <text:list>
                <text:list-item>
                  <text:p text:style-name="P19">Based on lines below, it appears 'get_2dt_ts_pot' simply sets the lower bound of the electron energy based on the sc_pot at the time of measurement </text:p>
                </text:list-item>
                <text:list-item>
                  <text:p text:style-name="P12">For electrons (line 86):</text:p>
                  <text:list>
                    <text:list-item>
                      <text:p text:style-name="P1">“if not keyword_set(energy_electrons) then energy_electrons=[0.,30000.];<text:span text:style-name="T10">use 0.0 for lower bound since the sc_pot is used to set this</text:span>”</text:p>
                    </text:list-item>
                  </text:list>
                </text:list-item>
                <text:list-item>
                  <text:p text:style-name="P12">For ions (line 87):</text:p>
                  <text:list>
                    <text:list-item>
                      <text:p text:style-name="P1">“if not keyword_set(energy_ions) then energy_ions=[0.,500.];<text:span text:style-name="T10">use 0.0 for lower bound since the sc_pot is used to set this</text:span>”</text:p>
                    </text:list-item>
                  </text:list>
                </text:list-item>
                <text:list-item>
                  <text:p text:style-name="P20"><text:span text:style-name="T11">A call to get_2dt_ts_pot: </text:span></text:p>
                  <text:list>
                    <text:list-item>
                      <text:p text:style-name="P2">“;;get_2dt_ts_pot,'je_2d_b','fa_ees',t1=time_ranges(jjj,0),t2=time_ranges(jjj,1),name='J<text:span text:style-name="T11">Ee</text:span>',angle=e_angle,energy=energy_electrons,sc_pot=sc_pot”</text:p>
                    </text:list-item>
                  </text:list>
                </text:list-item>
                <text:list-item>
                  <text:p text:style-name="P21">cf. a call to get_2dt_ts:</text:p>
                </text:list-item>
                <text:list-item>
                  <text:p text:style-name="P3">“get_2dt_ts,'je_2d_b','fa_ees',t1=time_ranges(jjj,0),t2=time_ranges(jjj,1),name='Jee',angle=e_angle,energy=energy_electrons”</text:p>
                </text:list-item>
              </text:list>
            </text:list-item>
          </text:list>
        </text:list-item>
      </text:list>
      <text:p text:style-name="P5"/>
      <text:list xml:id="list162125270551092" text:continue-numbering="true" text:style-name="L1">
        <text:list-item>
          <text:p text:style-name="P22">Curiosities</text:p>
          <text:list>
            <text:list-item>
              <text:p text:style-name="P4"><text:span text:style-name="T12">Line 470: </text:span><text:tab/></text:p>
              <text:list>
                <text:list-item>
                  <text:p text:style-name="P4">'ji_tmp_data=2.0*tmp.y(keep2);<text:span text:style-name="T10">the 2.0 here is because of the 1/2 angular range I use to exclude ram ions</text:span></text:p>
                </text:list-item>
              </text:list>
            </text:list-item>
            <text:list-item>
              <text:p text:style-name="P23"><text:span text:style-name="T14">L</text:span><text:span text:style-name="T13">ine 990: There's a code segment accessed by setting the keyword 'analyse_noise'; it says</text:span></text:p>
              <text:list>
                <text:list-item>
                  <text:p text:style-name="P23"><text:span text:style-name="T13">“;find intervals that may be longer than an individual interval and qualify for a Alfven event;this is primarily included since noise may mean that large scale ALfven waves with big current are missed”</text:span></text:p>
                </text:list-item>
                <text:list-item>
                  <text:p text:style-name="P24"><text:span text:style-name="T13">This appears only to increase the number of FACs observed—is that right?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09:39:00.346864295</meta:creation-date>
    <dc:date>2014-09-20T16:21:24.875332537</dc:date>
    <meta:editing-duration>PT14H20M56S</meta:editing-duration>
    <meta:editing-cycles>26</meta:editing-cycles>
    <meta:generator>LibreOffice/4.3.1.2$Linux_X86_64 LibreOffice_project/430m0$Build-2</meta:generator>
    <meta:document-statistic meta:table-count="0" meta:image-count="0" meta:object-count="0" meta:page-count="1" meta:paragraph-count="32" meta:word-count="387" meta:character-count="2583" meta:non-whitespace-character-count="2251"/>
  </office:meta>
</office:document-meta>
</file>